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b2e39" officeooo:paragraph-rsid="000b2e39" style:font-weight-asian="bold" style:font-weight-complex="bold"/>
    </style:style>
    <style:style style:name="P2" style:family="paragraph" style:parent-style-name="Standard">
      <style:text-properties fo:font-weight="bold" officeooo:rsid="000bed19" officeooo:paragraph-rsid="000bed19" style:font-weight-asian="bold" style:font-weight-complex="bold"/>
    </style:style>
    <style:style style:name="P3" style:family="paragraph" style:parent-style-name="Standard">
      <style:text-properties fo:font-weight="bold" officeooo:rsid="000d5e0b" officeooo:paragraph-rsid="000d5e0b" style:font-weight-asian="bold" style:font-weight-complex="bold"/>
    </style:style>
    <style:style style:name="P4" style:family="paragraph" style:parent-style-name="Standard">
      <style:text-properties fo:font-weight="bold" officeooo:rsid="000e59fe" officeooo:paragraph-rsid="000e59fe" style:font-weight-asian="bold" style:font-weight-complex="bold"/>
    </style:style>
    <style:style style:name="P5" style:family="paragraph" style:parent-style-name="Standard">
      <style:text-properties fo:font-weight="bold" officeooo:rsid="000ed9b3" officeooo:paragraph-rsid="000ed9b3" style:font-weight-asian="bold" style:font-weight-complex="bold"/>
    </style:style>
    <style:style style:name="P6" style:family="paragraph" style:parent-style-name="Standard">
      <style:text-properties fo:font-weight="bold" officeooo:rsid="001074a5" officeooo:paragraph-rsid="001074a5" style:font-weight-asian="bold" style:font-weight-complex="bold"/>
    </style:style>
    <style:style style:name="P7" style:family="paragraph" style:parent-style-name="Standard">
      <style:text-properties fo:font-weight="bold" officeooo:rsid="0012110c" officeooo:paragraph-rsid="0012110c" style:font-weight-asian="bold" style:font-weight-complex="bold"/>
    </style:style>
    <style:style style:name="P8" style:family="paragraph" style:parent-style-name="Standard">
      <style:text-properties fo:font-weight="bold" officeooo:rsid="001473c9" officeooo:paragraph-rsid="001473c9" style:font-weight-asian="bold" style:font-weight-complex="bold"/>
    </style:style>
    <style:style style:name="P9" style:family="paragraph" style:parent-style-name="Standard">
      <style:text-properties fo:font-weight="bold" officeooo:rsid="0015c655" officeooo:paragraph-rsid="0015c655" style:font-weight-asian="bold" style:font-weight-complex="bold"/>
    </style:style>
    <style:style style:name="P10" style:family="paragraph" style:parent-style-name="Standard">
      <style:text-properties fo:font-weight="bold" officeooo:rsid="0015dde6" officeooo:paragraph-rsid="0015dde6" style:font-weight-asian="bold" style:font-weight-complex="bold"/>
    </style:style>
    <style:style style:name="P11" style:family="paragraph" style:parent-style-name="Standard">
      <style:text-properties fo:font-weight="bold" officeooo:rsid="0018e21d" officeooo:paragraph-rsid="0018e21d" style:font-weight-asian="bold" style:font-weight-complex="bold"/>
    </style:style>
    <style:style style:name="P12" style:family="paragraph" style:parent-style-name="Standard">
      <style:text-properties fo:font-weight="bold" officeooo:rsid="001adadf" officeooo:paragraph-rsid="001adadf" style:font-weight-asian="bold" style:font-weight-complex="bold"/>
    </style:style>
    <style:style style:name="P13" style:family="paragraph" style:parent-style-name="Standard">
      <style:text-properties fo:font-weight="bold" officeooo:rsid="001c83dd" officeooo:paragraph-rsid="001c83dd" style:font-weight-asian="bold" style:font-weight-complex="bold"/>
    </style:style>
    <style:style style:name="P14" style:family="paragraph" style:parent-style-name="Standard">
      <style:text-properties fo:font-weight="bold" officeooo:rsid="001ca822" officeooo:paragraph-rsid="001ca822" style:font-weight-asian="bold" style:font-weight-complex="bold"/>
    </style:style>
    <style:style style:name="P15" style:family="paragraph" style:parent-style-name="Standard">
      <style:text-properties fo:font-weight="bold" officeooo:rsid="001e503c" officeooo:paragraph-rsid="001e503c" style:font-weight-asian="bold" style:font-weight-complex="bold"/>
    </style:style>
    <style:style style:name="P16" style:family="paragraph" style:parent-style-name="Standard">
      <style:text-properties fo:font-weight="bold" officeooo:rsid="001fd190" officeooo:paragraph-rsid="001fd190" style:font-weight-asian="bold" style:font-weight-complex="bold"/>
    </style:style>
    <style:style style:name="P17" style:family="paragraph" style:parent-style-name="Standard">
      <style:text-properties fo:font-weight="bold" officeooo:rsid="00212bc5" officeooo:paragraph-rsid="00212bc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2a8f" style:font-weight-asian="normal" style:font-weight-complex="normal"/>
    </style:style>
    <style:style style:name="T3" style:family="text">
      <style:text-properties fo:font-weight="normal" officeooo:rsid="0013a0b5" style:font-weight-asian="normal" style:font-weight-complex="normal"/>
    </style:style>
    <style:style style:name="T4" style:family="text">
      <style:text-properties fo:font-weight="normal" officeooo:rsid="0017aa46" style:font-weight-asian="normal" style:font-weight-complex="normal"/>
    </style:style>
    <style:style style:name="T5" style:family="text">
      <style:text-properties fo:font-weight="normal" officeooo:rsid="001a16d8" style:font-weight-asian="normal" style:font-weight-complex="normal"/>
    </style:style>
    <style:style style:name="T6" style:family="text">
      <style:text-properties fo:font-weight="normal" officeooo:rsid="0021dad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Strings and Arrays</text:p>
      <text:p text:style-name="P2"><text:span text:style-name="T1">We’ve previously gone over the strings and what they are <text:s/>and their most basic use in scripting. <text:s/>There are some methods we can use when we work with strings. Some primitive values cannot have methods or properties because they are not objects. However, JavaScript allows primitive values to have properties and methods because it treats primitive values like objects when executing properties and methods.</text:span></text:p>
      <text:p text:style-name="P2"><text:span text:style-name="T1"/></text:p>
      <text:p text:style-name="P3"><text:span text:style-name="T1">We can learn, for example, the length of a string we are using in a program.</text:span></text:p>
      <text:p text:style-name="P3"><text:span text:style-name="T1">see stringdemo1.html</text:span></text:p>
      <text:p text:style-name="P4"><text:span text:style-name="T1">Now what’s happening in the code? <text:s/>We are assigning to variable msgX a string. <text:s/>We then assign another follow-up variable. It is assigned the value of the method .length of msgX. This is expressed as msgX.length.</text:span></text:p>
      <text:p text:style-name="P5"><text:span text:style-name="T1">using document.getElementById.innerHTML we could manipulate the page...and...we assign this manipulation of the page the value msgY...which is the contents thereof.</text:span></text:p>
      <text:p text:style-name="P5"><text:span text:style-name="T1"/></text:p>
      <text:p text:style-name="P5"><text:span text:style-name="T1">So we get 54 or something like that......But wait, there is more!</text:span></text:p>
      <text:p text:style-name="P5"><text:span text:style-name="T1"/></text:p>
      <text:p text:style-name="P5"><text:span text:style-name="T1">Another JavaScript method that helps to hunt down a string within a string: the method called indexOf(). <text:s/>If we have specified a string inside another string we will have it found for us. see stringinstring.html</text:span></text:p>
      <text:p text:style-name="P5"><text:span text:style-name="T1"/></text:p>
      <text:p text:style-name="P6"><text:span text:style-name="T1">How does this work?</text:span></text:p>
      <text:p text:style-name="P6"><text:span text:style-name="T1">We assign a paragraph id string-demo. Our script assigns var = msgX and gives it a string. Our next variable is msgY and we assign that to use the method .indexOf(). <text:s/>We do this by msgX.indexOf("New York"). <text:s/>Next step of the script is for the code to manipulate the document by ID... <text:s/>we make it whatever msgY is... Now because we indexOf("New York"), this means it’s going to look for New York in there. <text:s/>The outcome is "25" displayed on the page. By counting characters we see that within this page,we have New York roughly 25 characters in (depending how you count). <text:s/>We’re counting from 0, for reference purposes. <text:s/></text:span></text:p>
      <text:p text:style-name="P6"><text:span text:style-name="T1"/></text:p>
      <text:p text:style-name="P6">The lastIndexOf() Method</text:p>
      <text:p text:style-name="P6"><text:span text:style-name="T1">We can use lastIndexOf() method to see the index of the final occurrence of our string New York. see lastindexof.html. <text:s/></text:span><text:span text:style-name="T2">Our string only occurs once so little changes here but the point is made.</text:span></text:p>
      <text:p text:style-name="P6"><text:span text:style-name="T2"/></text:p>
      <text:p text:style-name="P7">What do we do if the Index isn’t found?</text:p>
      <text:p text:style-name="P7"><text:span text:style-name="T1">If the methods indexOf and lastIndexOf fail to find the index, they will return us -1 as output. <text:s/>This may happen if we write the wrong spelling or a completely different word in the code. </text:span><text:span text:style-name="T3">see notfound.html</text:span></text:p>
      <text:p text:style-name="P7"><text:span text:style-name="T3"/></text:p>
      <text:p text:style-name="P8"><text:span text:style-name="T3">S</text:span><text:span text:style-name="T1">o what is going on? How does this work?</text:span></text:p>
      <text:p text:style-name="P8"><text:span text:style-name="T1">We assign a paragraph string-demo. We then script 2 variables. msgX gets a string we’ll be looking at. msgY is msgX.lastIndexOf("Washington"). <text:s/>This means that we’re running a searchmethod on the last instance of the word "Washington" on the whole string. <text:s/>It doesn’t exist of course. This means that we won’t find it and computer needs to tell us something -- that would be -1 as we see above. <text:s/>The final part is document.getElementById <text:s/>changing string-demo to msgY’s output...which is -1...so it displays -1 on our page.</text:span></text:p>
      <text:p text:style-name="P8"><text:span text:style-name="T1"/></text:p>
      <text:p text:style-name="P9">The search() Method</text:p>
      <text:p text:style-name="P9"><text:span text:style-name="T1">There is another method called search() which can locate specified inner strings in a string. If we have a perfect match it will be found. see search.html</text:span></text:p>
      <text:p text:style-name="P9"><text:span text:style-name="T1"/></text:p>
      <text:p text:style-name="P10"><text:span text:style-name="T1">How does this work?</text:span></text:p>
      <text:p text:style-name="P10"><text:soft-page-break/><text:span text:style-name="T1">We assign our paragraph with id string-demo. We then script. Var msgX for our string. var msgY for our search.... we run msgX.search("New York"). <text:s/>Since it’s perfect case match it will </text:span><text:span text:style-name="T4">find it in the string. <text:s/>We then have document.getElementByID.innerhtml to handle output. <text:s/>Our output is our position relative to char, which is.............25...</text:span></text:p>
      <text:p text:style-name="P10"><text:span text:style-name="T4"/></text:p>
      <text:p text:style-name="P11">Parts Extraction</text:p>
      <text:p text:style-name="P11"><text:span text:style-name="T1">We can break up strings to many parts as needed. <text:s/>JS will give us 3 methods for this:</text:span></text:p>
      <text:p text:style-name="P11"><text:span text:style-name="T1">1) slice()</text:span></text:p>
      <text:p text:style-name="P11"><text:span text:style-name="T1">2) substring()</text:span></text:p>
      <text:p text:style-name="P11"><text:span text:style-name="T1">3) substr()</text:span></text:p>
      <text:p text:style-name="P11"><text:span text:style-name="T1"/></text:p>
      <text:p text:style-name="P11"><text:span text:style-name="T1">slice() extracts one part of our string and displays the same in the form of a new string. We need 2 parameters. One is the starting position for it, the place where it’s going to cut from, and the other is the ending. <text:s/>Per our other notes the ending doesn’t matter..and likewise it can go in reverse <text:s/>if we want to negative position. </text:span><text:span text:style-name="T5">see slice.html</text:span></text:p>
      <text:p text:style-name="P11"><text:span text:style-name="T5"/></text:p>
      <text:p text:style-name="P12"><text:span text:style-name="T5">W</text:span><text:span text:style-name="T1">hat’s going on?</text:span></text:p>
      <text:p text:style-name="P12"><text:span text:style-name="T1">We assigned our paragraph string-demo. In script, we set msgX to our string. <text:s/>We set msgY to msgX.slice(23,34). <text:s/>This will cut from position 23 to position 34. <text:s/>The outcome is New York. <text:s/>Then we manipulate the page with document.getElementById.innerHTML and slap in msgY’s output.</text:span></text:p>
      <text:p text:style-name="P12"><text:span text:style-name="T1"/></text:p>
      <text:p text:style-name="P12"><text:span text:style-name="T1">Simple and easy and we get New York.</text:span></text:p>
      <text:p text:style-name="P12"><text:span text:style-name="T1"/></text:p>
      <text:p text:style-name="P13"><text:span text:style-name="T1">The next example he makes we’re skipping.....because it’s about if we don’t put an end point. We already know from elsewhere about it. </text:span></text:p>
      <text:p text:style-name="P13"><text:span text:style-name="T1"/></text:p>
      <text:p text:style-name="P13"><text:span text:style-name="T1">Substring() method doesn’t accept negative indices. It will only go forward, not backward. see substring.html.</text:span></text:p>
      <text:p text:style-name="P13"><text:span text:style-name="T1"/></text:p>
      <text:p text:style-name="P14"><text:span text:style-name="T1">Breakdown? Our paragraph id string-demo. <text:s/>var msgX is our string, var msgY is our msgX.substring(23,34)...we want char 23 - 34 to display. <text:s/>We finish with document.getElementById so we can display the output.</text:span></text:p>
      <text:p text:style-name="P14"><text:span text:style-name="T1"/></text:p>
      <text:p text:style-name="P15"><text:span text:style-name="T1">Next and final method is substr(). It’s very similar to slice(). The second parameter defines the length of the rest of the sliced string. <text:s/>So...if we start at position 23, and we have 34 there, it will give us literally 34 (or up to 34) characters onward....which makes our output not just New York but going to the end of the whole string.</text:span></text:p>
      <text:p text:style-name="P15"><text:span text:style-name="T1"/></text:p>
      <text:p text:style-name="P15"><text:span text:style-name="T1">So...we assign paragraph with id string-demo, script has var msgX with our string, var msgY is msgX.substr(23,34). Computer evaluates from char23 onward for up to 34 places. Next step is document.getElementById which manipulates our page, and we assign it to the output of msgY, leading to the rest of the string being put from place 23 because it is smaller than 34 char in length.</text:span></text:p>
      <text:p text:style-name="P15"><text:span text:style-name="T1">All that really changes is that we are able to do selection for a size rather than a discrete and specific spot.</text:span></text:p>
      <text:p text:style-name="P15"><text:span text:style-name="T1"/></text:p>
      <text:p text:style-name="P16">Replace()</text:p>
      <text:p text:style-name="P16"><text:span text:style-name="T1">This method allows us to replace values inside of a string. <text:s/>Let’s say we want to change "New York" from the string to something else.....we can do that by writing replace(). <text:s/>See replace.html</text:span></text:p>
      <text:p text:style-name="P16"><text:span text:style-name="T1"/></text:p>
      <text:p text:style-name="P17"><text:span text:style-name="T1">Breakdown of how this works: we assign a paragraph with an id of string-demo. <text:s/>For our script we throw in var msgX with our string. var msgY <text:s/>= msgX.replace(‘New York’, ‘Las Vegas’). <text:s/>This creates in msgY our full string but we know New York is in msgX and we replace it with Las Vegas. </text:span><text:soft-page-break/><text:span text:style-name="T1">Thus we recreate the entire string with only a minor replacement to wording. We don’t have to copy/paste nor do we have to rewrite, we just need to know what is being replaced and what with. </text:span><text:span text:style-name="T6">Then document.getElementById works it’s magic on our string-demo paragraph, taking output of msgY and showing u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11:29:51.592002694</meta:creation-date>
    <dc:date>2022-03-23T14:20:29.618528270</dc:date>
    <meta:editing-duration>PT2H29M28S</meta:editing-duration>
    <meta:editing-cycles>20</meta:editing-cycles>
    <meta:generator>LibreOffice/7.3.1.3$Linux_X86_64 LibreOffice_project/30$Build-3</meta:generator>
    <meta:document-statistic meta:table-count="0" meta:image-count="0" meta:object-count="0" meta:page-count="3" meta:paragraph-count="38" meta:word-count="1073" meta:character-count="6281" meta:non-whitespace-character-count="5209"/>
  </office:meta>
</office:document-meta>
</file>